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0.5pt" style:text-underline-style="none" fo:font-weight="bold" officeooo:rsid="0006214f" officeooo:paragraph-rsid="0006214f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0.5pt" fo:font-weight="bold" officeooo:rsid="0006214f" officeooo:paragraph-rsid="0006214f" style:font-size-asian="10.5pt" style:font-weight-asian="bold" style:font-size-complex="10.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onsolas" fo:font-size="10.5pt" officeooo:rsid="0006214f" officeooo:paragraph-rsid="0006214f" style:font-size-asian="9.14999961853027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fo:color="#2a6099" loext:opacity="100%" style:font-name="Consolas" fo:font-size="10.5pt" officeooo:rsid="0006214f" officeooo:paragraph-rsid="0006214f" style:font-size-asian="9.14999961853027pt" style:font-size-complex="10.5pt"/>
    </style:style>
    <style:style style:name="P5" style:family="paragraph" style:parent-style-name="Standard">
      <style:paragraph-properties fo:text-align="start" style:justify-single-word="false"/>
      <style:text-properties fo:color="#2a6099" loext:opacity="100%" style:font-name="Consolas" fo:font-size="10.5pt" officeooo:rsid="0006214f" officeooo:paragraph-rsid="0006214f" style:font-size-asian="9.14999961853027pt" style:font-size-complex="10.5pt"/>
    </style:style>
    <style:style style:name="P6" style:family="paragraph" style:parent-style-name="Standard" style:list-style-name="L1">
      <style:paragraph-properties fo:text-align="center" style:justify-single-word="false"/>
      <style:text-properties style:font-name="Consolas" fo:font-size="10.5pt" fo:font-weight="bold" officeooo:rsid="0006214f" officeooo:paragraph-rsid="0006214f" style:font-size-asian="9.14999961853027pt" style:font-weight-asian="bold" style:font-size-complex="10.5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onsolas" fo:font-size="10.5pt" officeooo:rsid="00080711" officeooo:paragraph-rsid="00080711" style:font-size-asian="9.14999961853027pt" style:font-size-complex="10.5pt"/>
    </style:style>
    <style:style style:name="P8" style:family="paragraph" style:parent-style-name="Standard" style:list-style-name="L1">
      <style:paragraph-properties fo:text-align="start" style:justify-single-word="false"/>
      <style:text-properties fo:color="#2a6099" loext:opacity="100%" style:font-name="Consolas" fo:font-size="10.5pt" officeooo:rsid="00080711" officeooo:paragraph-rsid="00080711" style:font-size-asian="9.14999961853027pt" style:font-size-complex="10.5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0.5pt" officeooo:rsid="00080711" officeooo:paragraph-rsid="00080711" style:font-size-asian="9.14999961853027pt" style:font-size-complex="10.5pt"/>
    </style:style>
    <style:style style:name="P10" style:family="paragraph" style:parent-style-name="Standard">
      <style:paragraph-properties fo:text-align="center" style:justify-single-word="false"/>
      <style:text-properties style:font-name="Consolas" fo:font-size="10.5pt" fo:font-weight="bold" officeooo:rsid="00080711" officeooo:paragraph-rsid="00080711" style:font-size-asian="9.14999961853027pt" style:font-weight-asian="bold" style:font-size-complex="10.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nsolas" fo:font-size="10.5pt" officeooo:rsid="00080711" officeooo:paragraph-rsid="00080711" style:font-size-asian="9.14999961853027pt" style:font-size-complex="10.5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onsolas" fo:font-size="10.5pt" officeooo:rsid="00080711" officeooo:paragraph-rsid="00080711" style:font-size-asian="9.14999961853027pt" style:font-size-complex="10.5pt"/>
    </style:style>
    <style:style style:name="P13" style:family="paragraph" style:parent-style-name="Standard">
      <style:paragraph-properties fo:text-align="center" style:justify-single-word="false"/>
      <style:text-properties style:font-name="Consolas" fo:font-size="10.5pt" fo:font-weight="bold" officeooo:rsid="0009ff79" officeooo:paragraph-rsid="0009ff79" style:font-size-asian="9.14999961853027pt" style:font-weight-asian="bold" style:font-size-complex="10.5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Consolas" fo:font-size="10.5pt" fo:font-weight="normal" officeooo:rsid="0009ff79" officeooo:paragraph-rsid="0009ff79" style:font-size-asian="9.14999961853027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0.5pt" fo:font-weight="normal" officeooo:rsid="0009ff79" officeooo:paragraph-rsid="0009ff79" style:font-size-asian="9.14999961853027pt" style:font-weight-asian="normal" style:font-size-complex="10.5pt" style:font-weight-complex="normal"/>
    </style:style>
    <style:style style:name="T1" style:family="text">
      <style:text-properties style:font-name="Consolas"/>
    </style:style>
    <style:style style:name="T2" style:family="text">
      <style:text-properties fo:color="#2a6099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O que é O HTML?</text:p>
      <text:p text:style-name="P2"><text:span text:style-name="T1"/></text:p>
      <text:p text:style-name="P2"><text:span text:style-name="T1"/></text:p>
      <text:list text:style-name="L1">
        <text:list-item>
          <text:p text:style-name="P3">É a linguagem de marcação do site</text:p>
        </text:list-item>
        <text:list-item>
          <text:p text:style-name="P3">Podemos inserir tabelas, imagens, divisões, textos etc.</text:p>
        </text:list-item>
        <text:list-item>
          <text:p text:style-name="P3">Utilizamos tags para realizar esta marcação, exemplo: </text:p>
          <text:p text:style-name="P4">&lt;head&gt;&lt;title&gt;Meu Site!&lt;/title&gt;&lt;/head&gt;</text:p>
        </text:list-item>
      </text:list>
      <text:p text:style-name="P5"/>
      <text:list text:continue-numbering="true" text:style-name="L1">
        <text:list-header>
          <text:p text:style-name="P6">O que é o CSS?</text:p>
          <text:p text:style-name="P6"/>
        </text:list-header>
        <text:list-item>
          <text:p text:style-name="P3">O CSS é responsável por estilizar os elementos do HTML.</text:p>
        </text:list-item>
        <text:list-item>
          <text:p text:style-name="P3">Cores, backgrounds, tamanho de fontes etc.</text:p>
        </text:list-item>
        <text:list-item>
          <text:p text:style-name="P3">É diretamente ligado com HTML e um depende do outro.</text:p>
        </text:list-item>
        <text:list-item>
          <text:p text:style-name="P7">Exemplo de Código: <text:span text:style-name="T2">body{background-color:black;}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">corpo campodefundo cor:preto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10">O que é o JavaScript?</text:p>
      <text:p text:style-name="P11"/>
      <text:list text:style-name="L2">
        <text:list-item>
          <text:p text:style-name="P12">Linguagem de programação responsável por manipular qualquer elemento do Site.</text:p>
        </text:list-item>
        <text:list-item>
          <text:p text:style-name="P12">Criar intervalos, realizar animações, trabalhar com eventos e etc.</text:p>
        </text:list-item>
        <text:list-item>
          <text:p text:style-name="P12">Exemplo: Ao clicarmos em um elemento quero que abra uma janela.</text:p>
        </text:list-item>
        <text:list-item>
          <text:p text:style-name="P12">Exemplo de Código: <text:span text:style-name="T2">Window.onload = funtion(){alert(‘Olá mundo!)}</text:span></text:p>
        </text:list-item>
      </text:list>
      <text:p text:style-name="P9"/>
      <text:p text:style-name="P9"/>
      <text:p text:style-name="P9"/>
      <text:p text:style-name="P13">Objetivos</text:p>
      <text:p text:style-name="P13"/>
      <text:list text:style-name="L3">
        <text:list-item>
          <text:p text:style-name="P14">Dominar o HTML.</text:p>
        </text:list-item>
        <text:list-item>
          <text:p text:style-name="P14">Dominar o CSS.</text:p>
        </text:list-item>
        <text:list-item>
          <text:p text:style-name="P14">Dominar o JavaScript.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07:14:09.613000000</meta:creation-date>
    <dc:date>2024-09-27T07:53:17.829000000</dc:date>
    <meta:editing-duration>PT5M32S</meta:editing-duration>
    <meta:editing-cycles>1</meta:editing-cycles>
    <meta:document-statistic meta:table-count="0" meta:image-count="0" meta:object-count="0" meta:page-count="1" meta:paragraph-count="21" meta:word-count="136" meta:character-count="801" meta:non-whitespace-character-count="702"/>
    <meta:generator>LibreOffice/24.8.1.2$Windows_X86_64 LibreOffice_project/87fa9aec1a63e70835390b81c40bb8993f1d4ff6</meta:generator>
  </office:meta>
</office:document-meta>
</file>